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top="0cm" fo:margin-bottom="0.499cm" style:contextual-spacing="false"/>
    </style:style>
    <style:style style:name="P2" style:family="paragraph" style:parent-style-name="Text_20_body">
      <style:paragraph-properties fo:margin-top="0cm" fo:margin-bottom="0cm" style:contextual-spacing="false"/>
    </style:style>
    <style:style style:name="P3" style:family="paragraph" style:parent-style-name="Preformatted_20_Text" style:list-style-name="L2">
      <style:paragraph-properties fo:margin-top="0cm" fo:margin-bottom="0.499cm" style:contextual-spacing="false"/>
    </style:style>
    <style:style style:name="P4" style:family="paragraph" style:parent-style-name="Preformatted_20_Text" style:list-style-name="L5">
      <style:paragraph-properties fo:margin-top="0cm" fo:margin-bottom="0.499cm" style:contextual-spacing="false"/>
    </style:style>
    <style:style style:name="P5" style:family="paragraph" style:parent-style-name="Preformatted_20_Text" style:list-style-name="L7">
      <style:paragraph-properties fo:margin-top="0cm" fo:margin-bottom="0.499cm" style:contextual-spacing="false"/>
    </style:style>
    <style:style style:name="P6" style:family="paragraph" style:parent-style-name="Preformatted_20_Text" style:list-style-name="L11">
      <style:paragraph-properties fo:margin-top="0cm" fo:margin-bottom="0.499cm" style:contextual-spacing="false"/>
    </style:style>
    <style:style style:name="P7" style:family="paragraph" style:parent-style-name="Preformatted_20_Text" style:list-style-name="L13">
      <style:paragraph-properties fo:margin-top="0cm" fo:margin-bottom="0.499cm" style:contextual-spacing="false"/>
    </style:style>
    <style:style style:name="P8" style:family="paragraph" style:parent-style-name="Preformatted_20_Text" style:list-style-name="L16">
      <style:paragraph-properties fo:margin-top="0cm" fo:margin-bottom="0.499cm" style:contextual-spacing="false"/>
    </style:style>
    <style:style style:name="P9" style:family="paragraph" style:parent-style-name="Preformatted_20_Text" style:list-style-name="L18">
      <style:paragraph-properties fo:margin-top="0cm" fo:margin-bottom="0.499cm" style:contextual-spacing="false"/>
    </style:style>
    <style:style style:name="P10" style:family="paragraph" style:parent-style-name="Preformatted_20_Text" style:list-style-name="L20">
      <style:paragraph-properties fo:margin-top="0cm" fo:margin-bottom="0.499cm" style:contextual-spacing="false"/>
    </style:style>
    <style:style style:name="P11" style:family="paragraph" style:parent-style-name="Preformatted_20_Text" style:list-style-name="L22">
      <style:paragraph-properties fo:margin-top="0cm" fo:margin-bottom="0.499cm" style:contextual-spacing="false"/>
    </style:style>
    <style:style style:name="P12" style:family="paragraph" style:parent-style-name="Preformatted_20_Text" style:list-style-name="L24"/>
    <style:style style:name="P13" style:family="paragraph" style:parent-style-name="Preformatted_20_Text" style:list-style-name="L24">
      <style:paragraph-properties fo:margin-top="0cm" fo:margin-bottom="0.499cm" style:contextual-spacing="false"/>
    </style:style>
    <style:style style:name="P14" style:family="paragraph" style:parent-style-name="Preformatted_20_Text" style:list-style-name="L26">
      <style:paragraph-properties fo:margin-top="0cm" fo:margin-bottom="0.499cm" style:contextual-spacing="false"/>
    </style:style>
    <style:style style:name="P15" style:family="paragraph" style:parent-style-name="Preformatted_20_Text" style:list-style-name="L28"/>
    <style:style style:name="P16" style:family="paragraph" style:parent-style-name="Preformatted_20_Text" style:list-style-name="L28">
      <style:paragraph-properties fo:margin-top="0cm" fo:margin-bottom="0.499cm" style:contextual-spacing="false"/>
    </style:style>
    <style:style style:name="P17" style:family="paragraph" style:parent-style-name="Preformatted_20_Text" style:list-style-name="L30">
      <style:paragraph-properties fo:margin-top="0cm" fo:margin-bottom="0.499cm" style:contextual-spacing="false"/>
    </style:style>
    <style:style style:name="P18" style:family="paragraph" style:parent-style-name="Text_20_body" style:list-style-name="L1"/>
    <style:style style:name="P19" style:family="paragraph" style:parent-style-name="Text_20_body" style:list-style-name="L3"/>
    <style:style style:name="P20" style:family="paragraph" style:parent-style-name="Text_20_body" style:list-style-name="L4"/>
    <style:style style:name="P21" style:family="paragraph" style:parent-style-name="Text_20_body" style:list-style-name="L6"/>
    <style:style style:name="P22" style:family="paragraph" style:parent-style-name="Text_20_body" style:list-style-name="L8"/>
    <style:style style:name="P23" style:family="paragraph" style:parent-style-name="Text_20_body" style:list-style-name="L9"/>
    <style:style style:name="P24" style:family="paragraph" style:parent-style-name="Text_20_body" style:list-style-name="L10"/>
    <style:style style:name="P25" style:family="paragraph" style:parent-style-name="Text_20_body" style:list-style-name="L12"/>
    <style:style style:name="P26" style:family="paragraph" style:parent-style-name="Text_20_body" style:list-style-name="L14"/>
    <style:style style:name="P27" style:family="paragraph" style:parent-style-name="Text_20_body" style:list-style-name="L15"/>
    <style:style style:name="P28" style:family="paragraph" style:parent-style-name="Text_20_body" style:list-style-name="L17"/>
    <style:style style:name="P29" style:family="paragraph" style:parent-style-name="Text_20_body" style:list-style-name="L19"/>
    <style:style style:name="P30" style:family="paragraph" style:parent-style-name="Text_20_body" style:list-style-name="L21"/>
    <style:style style:name="P31" style:family="paragraph" style:parent-style-name="Text_20_body" style:list-style-name="L23"/>
    <style:style style:name="P32" style:family="paragraph" style:parent-style-name="Text_20_body" style:list-style-name="L24"/>
    <style:style style:name="P33" style:family="paragraph" style:parent-style-name="Text_20_body" style:list-style-name="L25"/>
    <style:style style:name="P34" style:family="paragraph" style:parent-style-name="Text_20_body" style:list-style-name="L27"/>
    <style:style style:name="P35" style:family="paragraph" style:parent-style-name="Text_20_body" style:list-style-name="L29"/>
    <style:style style:name="P36" style:family="paragraph" style:parent-style-name="Text_20_body" style:list-style-name="L31"/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ext:p text:style-name="Horizontal_20_Line"/>
      <text:h text:style-name="Heading_20_3" text:outline-level="3"><text:span text:style-name="Strong_20_Emphasis">Step 1: Initialize Git in Your Project</text:span></text:h>
      <text:list xml:id="list738998417" text:style-name="L1">
        <text:list-item>
          <text:p text:style-name="P18">Open <text:span text:style-name="Strong_20_Emphasis">terminal</text:span> in your project folder (<text:span text:style-name="Source_20_Text">rentify</text:span>).</text:p>
        </text:list-item>
        <text:list-item>
          <text:p text:style-name="P18">Run:</text:p>
          <text:p text:style-name="P18">bash</text:p>
        </text:list-item>
      </text:list>
      <text:list xml:id="list677269663" text:style-name="L2">
        <text:list-item text:start-value="2">
          <text:p text:style-name="P3">git init</text:p>
        </text:list-item>
      </text:list>
      <text:p text:style-name="Horizontal_20_Line"/>
      <text:h text:style-name="Heading_20_3" text:outline-level="3"><text:span text:style-name="Strong_20_Emphasis">Step 2: Check Project Status</text:span></text:h>
      <text:p text:style-name="Text_20_body">bash</text:p>
      <text:p text:style-name="P1">git status</text:p>
      <text:list xml:id="list1479406860" text:style-name="L3">
        <text:list-item>
          <text:p text:style-name="P19">This shows <text:span text:style-name="Strong_20_Emphasis">untracked/modified files</text:span> (red = untracked, green = staged).</text:p>
        </text:list-item>
      </text:list>
      <text:p text:style-name="Horizontal_20_Line"/>
      <text:h text:style-name="Heading_20_3" text:outline-level="3"><text:span text:style-name="Strong_20_Emphasis">Step 3: Stage Files for Commit</text:span></text:h>
      <text:list xml:id="list2878279878" text:style-name="L4">
        <text:list-item>
          <text:p text:style-name="P20">To stage <text:span text:style-name="Strong_20_Emphasis">all files</text:span> (including new, modified, deleted):</text:p>
          <text:p text:style-name="P20">bash</text:p>
        </text:list-item>
      </text:list>
      <text:list xml:id="list3543753212" text:style-name="L5">
        <text:list-item>
          <text:p text:style-name="P4">git add .</text:p>
        </text:list-item>
      </text:list>
      <text:list xml:id="list1154602172" text:style-name="L6">
        <text:list-item>
          <text:p text:style-name="P21">To stage <text:span text:style-name="Strong_20_Emphasis">specific files</text:span>:</text:p>
        </text:list-item>
      </text:list>
      <text:p text:style-name="Text_20_body">bash</text:p>
      <text:list xml:id="list4293326758" text:style-name="L7">
        <text:list-item>
          <text:p text:style-name="P5">git add src/ package.json App.tsx</text:p>
        </text:list-item>
      </text:list>
      <text:p text:style-name="Horizontal_20_Line"/>
      <text:h text:style-name="Heading_20_3" text:outline-level="3"><text:span text:style-name="Strong_20_Emphasis">Step 4: Commit Changes</text:span></text:h>
      <text:p text:style-name="Text_20_body">bash</text:p>
      <text:p text:style-name="P1">git commit -m "Initial commit: Set up Rentify project"</text:p>
      <text:list xml:id="list597833019" text:style-name="L8">
        <text:list-item>
          <text:p text:style-name="P22">Replace the message with your <text:span text:style-name="Strong_20_Emphasis">meaningful commit note</text:span>.</text:p>
        </text:list-item>
      </text:list>
      <text:p text:style-name="Horizontal_20_Line"/>
      <text:h text:style-name="Heading_20_3" text:outline-level="3"><text:span text:style-name="Strong_20_Emphasis">Step 5: Create a New GitHub Repository</text:span></text:h>
      <text:list xml:id="list124092119" text:style-name="L9">
        <text:list-item>
          <text:p text:style-name="P23">Go to <text:a xlink:type="simple" xlink:href="https://github.com/" office:target-frame-name="_blank" xlink:show="new" text:style-name="Internet_20_link" text:visited-style-name="Visited_20_Internet_20_Link">GitHub</text:a> → <text:span text:style-name="Strong_20_Emphasis">New Repository</text:span>.</text:p>
        </text:list-item>
        <text:list-item>
          <text:p text:style-name="P23">Name it <text:span text:style-name="Source_20_Text">rentify</text:span> (match your local project name).</text:p>
        </text:list-item>
        <text:list-item>
          <text:p text:style-name="P23"><text:span text:style-name="Strong_20_Emphasis">Do not</text:span> initialize with README/.gitignore (you already have a local repo).</text:p>
        </text:list-item>
        <text:list-item>
          <text:p text:style-name="P23"><text:soft-page-break/>Click <text:span text:style-name="Strong_20_Emphasis">Create Repository</text:span>.</text:p>
        </text:list-item>
      </text:list>
      <text:p text:style-name="Horizontal_20_Line"/>
      <text:h text:style-name="Heading_20_3" text:outline-level="3"><text:span text:style-name="Strong_20_Emphasis">Step 6: Link Local Project to GitHub</text:span></text:h>
      <text:p text:style-name="Text_20_body">Copy the <text:span text:style-name="Strong_20_Emphasis">HTTPS/SSH URL</text:span> of your new GitHub repo (e.g., <text:span text:style-name="Source_20_Text">https://github.com/your-username/rentify.git</text:span>), then run:</text:p>
      <text:p text:style-name="Text_20_body">bash</text:p>
      <text:p text:style-name="P1">git remote add origin https://github.com/your-username/rentify.git</text:p>
      <text:list xml:id="list4023518106" text:style-name="L10">
        <text:list-item>
          <text:p text:style-name="P24">Verify the remote:</text:p>
          <text:p text:style-name="P24">bash</text:p>
        </text:list-item>
      </text:list>
      <text:list xml:id="list1160919754" text:style-name="L11">
        <text:list-item>
          <text:p text:style-name="P6">git remote -v</text:p>
        </text:list-item>
      </text:list>
      <text:p text:style-name="Horizontal_20_Line"/>
      <text:h text:style-name="Heading_20_3" text:outline-level="3"><text:span text:style-name="Strong_20_Emphasis">Step 7: Push to GitHub</text:span></text:h>
      <text:p text:style-name="Text_20_body">bash</text:p>
      <text:p text:style-name="P1">git push -u origin main</text:p>
      <text:list xml:id="list1368538924" text:style-name="L12">
        <text:list-item>
          <text:p text:style-name="P25">If you’re on <text:span text:style-name="Source_20_Text">master</text:span> branch (older repos), use:</text:p>
          <text:p text:style-name="P25">bash</text:p>
        </text:list-item>
      </text:list>
      <text:list xml:id="list4092995559" text:style-name="L13">
        <text:list-item>
          <text:p text:style-name="P7">git push -u origin master</text:p>
        </text:list-item>
      </text:list>
      <text:p text:style-name="Horizontal_20_Line"/>
      <text:h text:style-name="Heading_20_3" text:outline-level="3"><text:span text:style-name="Strong_20_Emphasis">Step 8: Verify on GitHub</text:span></text:h>
      <text:list xml:id="list2241162496" text:style-name="L14">
        <text:list-item>
          <text:p text:style-name="P26">Refresh your GitHub repo page.</text:p>
        </text:list-item>
        <text:list-item>
          <text:p text:style-name="P26">All files should now appear.</text:p>
        </text:list-item>
      </text:list>
      <text:p text:style-name="Horizontal_20_Line"/>
      <text:h text:style-name="Heading_20_3" text:outline-level="3"><text:span text:style-name="Strong_20_Emphasis">Future Workflow (Daily Commits)</text:span></text:h>
      <text:list xml:id="list1689685155" text:style-name="L15">
        <text:list-item>
          <text:p text:style-name="P27"><text:span text:style-name="Strong_20_Emphasis">Check changes</text:span>:</text:p>
          <text:p text:style-name="P27">bash</text:p>
        </text:list-item>
      </text:list>
      <text:list xml:id="list3412500796" text:style-name="L16">
        <text:list-item>
          <text:p text:style-name="P8">git status</text:p>
        </text:list-item>
      </text:list>
      <text:list xml:id="list1051390049" text:style-name="L17">
        <text:list-item>
          <text:p text:style-name="P28"><text:span text:style-name="Strong_20_Emphasis">Stage changes</text:span>:</text:p>
        </text:list-item>
      </text:list>
      <text:p text:style-name="P2">bash</text:p>
      <text:list xml:id="list4118845894" text:style-name="L18">
        <text:list-item>
          <text:p text:style-name="P9">git add .</text:p>
        </text:list-item>
      </text:list>
      <text:list xml:id="list1817657092" text:style-name="L19">
        <text:list-item>
          <text:p text:style-name="P29"><text:span text:style-name="Strong_20_Emphasis">Commit</text:span>:</text:p>
        </text:list-item>
      </text:list>
      <text:p text:style-name="P2">bash</text:p>
      <text:list xml:id="list1944233330" text:style-name="L20">
        <text:list-item>
          <text:p text:style-name="P10"><text:soft-page-break/>git commit -m "Add login screen"</text:p>
        </text:list-item>
      </text:list>
      <text:list xml:id="list407419473" text:style-name="L21">
        <text:list-item>
          <text:p text:style-name="P30"><text:span text:style-name="Strong_20_Emphasis">Push</text:span>:</text:p>
        </text:list-item>
      </text:list>
      <text:p text:style-name="Text_20_body">bash</text:p>
      <text:list xml:id="list1756442825" text:style-name="L22">
        <text:list-item text:start-value="4">
          <text:p text:style-name="P11">git push origin main</text:p>
        </text:list-item>
      </text:list>
      <text:p text:style-name="Horizontal_20_Line"/>
      <text:h text:style-name="Heading_20_3" text:outline-level="3"><text:span text:style-name="Strong_20_Emphasis">Key Notes</text:span></text:h>
      <text:list xml:id="list4281534724" text:style-name="L23">
        <text:list-item>
          <text:p text:style-name="P31"><text:span text:style-name="Strong_20_Emphasis">Branching</text:span>: Create feature branches for new work:</text:p>
          <text:p text:style-name="P31">bash</text:p>
        </text:list-item>
      </text:list>
      <text:list xml:id="list2718381773" text:style-name="L24">
        <text:list-item>
          <text:p text:style-name="P12">git checkout -b feature/login</text:p>
          <text:p text:style-name="P13">git push origin feature/login</text:p>
        </text:list-item>
        <text:list-item>
          <text:p text:style-name="P32"><text:span text:style-name="Strong_20_Emphasis">.gitignore</text:span>: Ensure sensitive files (e.g., <text:span text:style-name="Source_20_Text">node_modules</text:span>, <text:span text:style-name="Source_20_Text">.env</text:span>) are listed in <text:span text:style-name="Source_20_Text">.gitignore</text:span>.</text:p>
        </text:list-item>
        <text:list-item>
          <text:p text:style-name="P32"><text:span text:style-name="Strong_20_Emphasis">Authentication</text:span>: Use <text:span text:style-name="Strong_20_Emphasis">SSH</text:span> (recommended) or <text:span text:style-name="Strong_20_Emphasis">HTTPS</text:span> (requires GitHub PAT for pushes).</text:p>
        </text:list-item>
      </text:list>
      <text:p text:style-name="Horizontal_20_Line"/>
      <text:h text:style-name="Heading_20_3" text:outline-level="3"><text:span text:style-name="Strong_20_Emphasis">Troubleshooting</text:span></text:h>
      <text:list xml:id="list2632943720" text:style-name="L25">
        <text:list-item>
          <text:p text:style-name="P33"><text:span text:style-name="Strong_20_Emphasis">Permission Denied?</text:span><text:line-break/>Use SSH or generate a <text:a xlink:type="simple" xlink:href="https://docs.github.com/en/authentication/keeping-your-account-and-data-secure/creating-a-personal-access-token" office:target-frame-name="_blank" xlink:show="new" text:style-name="Internet_20_link" text:visited-style-name="Visited_20_Internet_20_Link">GitHub Personal Access Token (PAT)</text:a>.</text:p>
        </text:list-item>
        <text:list-item>
          <text:p text:style-name="P33"><text:span text:style-name="Strong_20_Emphasis">Wrong Remote URL?</text:span><text:line-break/>Update it:</text:p>
          <text:p text:style-name="P33">bash</text:p>
        </text:list-item>
      </text:list>
      <text:list xml:id="list3553091024" text:style-name="L26">
        <text:list-item>
          <text:p text:style-name="P14">git remote set-url origin git@github.com:your-username/rentify.git</text:p>
        </text:list-item>
      </text:list>
      <text:list xml:id="list3807571214" text:style-name="L27">
        <text:list-item>
          <text:p text:style-name="P34"><text:span text:style-name="Strong_20_Emphasis">First Push Fails?</text:span><text:line-break/>Pull first (if GitHub initialized with README):</text:p>
        </text:list-item>
      </text:list>
      <text:p text:style-name="Text_20_body">bash</text:p>
      <text:list xml:id="list1008419876" text:style-name="L28">
        <text:list-item>
          <text:p text:style-name="P15">git pull origin main --rebase</text:p>
          <text:p text:style-name="P16">git push -u origin main</text:p>
        </text:list-item>
      </text:list>
      <text:p text:style-name="Horizontal_20_Line"/>
      <text:h text:style-name="Heading_20_3" text:outline-level="3"><text:span text:style-name="Strong_20_Emphasis">Example Flow</text:span></text:h>
      <text:p text:style-name="Text_20_body">bash</text:p>
      <text:p text:style-name="Preformatted_20_Text"># After making changes to Rentify</text:p>
      <text:p text:style-name="Preformatted_20_Text">git add .</text:p>
      <text:p text:style-name="Preformatted_20_Text">git commit -m "Update property listing UI"</text:p>
      <text:p text:style-name="P1">git push origin main</text:p>
      <text:p text:style-name="Standard"/>
      <text:p text:style-name="Standard"><text:soft-page-break/></text:p>
      <text:p text:style-name="Standard">git config --global user.email "ashokkumar.120300@gmail.com"</text:p>
      <text:p text:style-name="Standard">git config --global user.name "Ashok Kumar Kola"</text:p>
      <text:p text:style-name="Standard">git remote add origin <text:a xlink:type="simple" xlink:href="https://github.com/ashokkumar-kola/Rentify" text:style-name="Internet_20_link" text:visited-style-name="Visited_20_Internet_20_Link">https://github.com/ashokkumar-kola/Rentify</text:a></text:p>
      <text:p text:style-name="Standard"/>
      <text:p text:style-name="Standard"/>
      <text:p text:style-name="Standard"/>
      <text:h text:style-name="Heading_20_3" text:outline-level="3"><text:span text:style-name="Strong_20_Emphasis">Verification</text:span></text:h>
      <text:p text:style-name="Text_20_body">Check if your settings are correct:</text:p>
      <text:p text:style-name="Text_20_body">bash</text:p>
      <text:p text:style-name="P1">git config --global --list</text:p>
      <text:p text:style-name="Standard"/>
      <text:p text:style-name="Standard"/>
      <text:h text:style-name="Heading_20_3" text:outline-level="3"><text:span text:style-name="Strong_20_Emphasis">Alternative: Set Identity for Only This Repo</text:span></text:h>
      <text:p text:style-name="Text_20_body">If you want to use a different email/name for just the <text:span text:style-name="Strong_20_Emphasis">Rentify</text:span> project:</text:p>
      <text:list xml:id="list2195669538" text:style-name="L29">
        <text:list-item>
          <text:p text:style-name="P35">Navigate to your project folder:</text:p>
          <text:p text:style-name="P35">bash</text:p>
        </text:list-item>
      </text:list>
      <text:list xml:id="list3964749139" text:style-name="L30">
        <text:list-item>
          <text:p text:style-name="P17">cd rentify</text:p>
        </text:list-item>
      </text:list>
      <text:list xml:id="list4014408670" text:style-name="L31">
        <text:list-item>
          <text:p text:style-name="P36">Run (without <text:span text:style-name="Source_20_Text">--global</text:span>):</text:p>
        </text:list-item>
      </text:list>
      <text:p text:style-name="Text_20_body">bash</text:p>
      <text:p text:style-name="Preformatted_20_Text">git config user.email "project-email@example.com"</text:p>
      <text:p text:style-name="P1">git config user.name "Project Name"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7T09:39:22.139571376</meta:creation-date>
    <dc:date>2025-06-02T11:12:53.652320114</dc:date>
    <meta:editing-duration>PT13M5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4" meta:paragraph-count="92" meta:word-count="453" meta:character-count="2627" meta:non-whitespace-character-count="2318"/>
  </office:meta>
</office:document-meta>
</file>